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081D17874CEA0736B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P2" style:family="paragraph" style:parent-style-name="Footer">
      <style:text-properties fo:language="eu" fo:country="ES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4" style:family="paragraph" style:parent-style-name="Normal_20__28_Web_29_">
      <style:paragraph-properties fo:margin-top="0cm" fo:margin-bottom="0cm" loext:contextual-spacing="false"/>
    </style:style>
    <style:style style:name="P5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6" style:family="paragraph" style:parent-style-name="Normal_20__28_Web_29_">
      <style:paragraph-properties fo:margin-top="0cm" fo:margin-bottom="0cm" loext:contextual-spacing="false"/>
      <style:text-properties style:font-name="Arial" fo:language="en" fo:country="GB" fo:font-weight="bold" style:font-weight-asian="bold" style:font-name-complex="Arial1"/>
    </style:style>
    <style:style style:name="P7" style:family="paragraph" style:parent-style-name="Normal_20__28_Web_29_">
      <style:paragraph-properties fo:margin-top="0cm" fo:margin-bottom="0cm" loext:contextual-spacing="false" fo:break-before="page"/>
    </style:style>
    <style:style style:name="P8" style:family="paragraph" style:parent-style-name="Normal_20__28_Web_29_" style:master-page-name="Standard">
      <style:paragraph-properties fo:margin-top="0cm" fo:margin-bottom="0cm" loext:contextual-spacing="false" style:page-number="auto"/>
    </style:style>
    <style:style style:name="P9" style:family="paragraph" style:parent-style-name="Normal_20__28_Web_29_">
      <style:paragraph-properties fo:margin-top="0.494cm" fo:margin-bottom="0cm" loext:contextual-spacing="false"/>
    </style:style>
    <style:style style:name="P10" style:family="paragraph" style:parent-style-name="Normal_20__28_Web_29_" style:list-style-name="WWNum1">
      <style:paragraph-properties fo:margin-top="0.494cm" fo:margin-bottom="0cm" loext:contextual-spacing="false" fo:line-height="115%" fo:text-align="justify" style:justify-single-word="false"/>
    </style:style>
    <style:style style:name="P11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2" style:family="paragraph" style:parent-style-name="Normal_20__28_Web_29_">
      <style:paragraph-properties fo:margin-top="0.494cm" fo:margin-bottom="0cm" loext:contextual-spacing="false" fo:text-align="justify" style:justify-single-word="false"/>
    </style:style>
    <style:style style:name="P13" style:family="paragraph" style:parent-style-name="Normal_20__28_Web_29_" style:list-style-name="WWNum2">
      <style:paragraph-properties fo:margin-top="0.494cm" fo:margin-bottom="0cm" loext:contextual-spacing="false" fo:text-align="justify" style:justify-single-word="false"/>
    </style:style>
    <style:style style:name="P14" style:family="paragraph" style:parent-style-name="Normal_20__28_Web_29_">
      <style:paragraph-properties fo:margin-top="0.494cm" fo:margin-bottom="0cm" loext:contextual-spacing="false" fo:break-before="page"/>
    </style:style>
    <style:style style:name="P15" style:family="paragraph" style:parent-style-name="Normal_20__28_Web_29_">
      <style:paragraph-properties fo:margin-left="0cm" fo:margin-right="0cm" fo:margin-top="0cm" fo:margin-bottom="0cm" loext:contextual-spacing="false" fo:text-indent="1.249cm" style:auto-text-indent="false"/>
      <style:text-properties style:font-name="Arial" fo:language="en" fo:country="GB" fo:font-weight="bold" style:font-weight-asian="bold" style:font-name-complex="Arial1"/>
    </style:style>
    <style:style style:name="P16" style:family="paragraph" style:parent-style-name="Normal_20__28_Web_29_" style:list-style-name="WWNum1">
      <style:paragraph-properties fo:margin-left="0.63cm" fo:margin-right="0cm" fo:margin-top="0.494cm" fo:margin-bottom="0.212cm" loext:contextual-spacing="false" fo:line-height="115%" fo:text-align="justify" style:justify-single-word="false" fo:text-indent="-0.63cm" style:auto-text-indent="false"/>
    </style:style>
    <style:style style:name="P17" style:family="paragraph" style:parent-style-name="Normal_20__28_Web_29_" style:list-style-name="WWNum1">
      <style:paragraph-properties fo:margin-left="0.63cm" fo:margin-right="0cm" fo:margin-top="0.423cm" fo:margin-bottom="0.212cm" loext:contextual-spacing="false" fo:line-height="115%" fo:text-align="justify" style:justify-single-word="false" fo:text-indent="-0.63cm" style:auto-text-indent="false"/>
    </style:style>
    <style:style style:name="P18" style:family="paragraph" style:parent-style-name="Normal_20__28_Web_29_" style:list-style-name="WWNum1">
      <style:paragraph-properties fo:margin-left="1.9cm" fo:margin-right="0cm" fo:margin-top="0.212cm" fo:margin-bottom="0cm" loext:contextual-spacing="false" fo:line-height="115%" fo:text-align="justify" style:justify-single-word="false" fo:text-indent="-0.63cm" style:auto-text-indent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text-properties style:font-name="Arial" fo:language="en" fo:country="GB"/>
    </style:style>
    <style:style style:name="P21" style:family="paragraph" style:parent-style-name="Standard">
      <style:text-properties style:font-name="Arial" fo:language="en" fo:country="GB" fo:font-weight="bold" style:font-weight-asian="bold"/>
    </style:style>
    <style:style style:name="P22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P23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" fo:language="en" fo:country="GB"/>
    </style:style>
    <style:style style:name="P28" style:family="paragraph" style:parent-style-name="Standard">
      <style:paragraph-properties fo:margin-top="0cm" fo:margin-bottom="0cm" loext:contextual-spacing="false"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weight="bold" style:font-weight-asian="bold" style:font-name-complex="Arial1" style:font-weight-complex="bold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Arial" fo:language="en" fo:country="GB" fo:font-weight="bold" style:font-weight-asian="bold"/>
    </style:style>
    <style:style style:name="T6" style:family="text">
      <style:text-properties style:font-name="Arial" fo:language="en" fo:country="GB" fo:font-weight="bold" style:font-weight-asian="bold" style:font-name-complex="Arial1"/>
    </style:style>
    <style:style style:name="T7" style:family="text">
      <style:text-properties style:font-name="Arial" style:font-name-asian="Liberation Serif" style:font-name-complex="Liberation Serif"/>
    </style:style>
    <style:style style:name="T8" style:family="text">
      <style:text-properties style:font-name="Arial" style:font-name-complex="Arial1" style:font-weight-complex="bold"/>
    </style:style>
    <style:style style:name="T9" style:family="text">
      <style:text-properties fo:language="eu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ENUNCIADO</text:span></text:p>
      <text:p text:style-name="P9"><text:span text:style-name="T3">Actividad 9</text:span></text:p>
      <text:p text:style-name="P19"><text:span text:style-name="T1">Modificar los programas C de nombre actividad9fifocrea.c y actividad9fifoescribe.c, para que cuando se ejecute el programa actividad9fifoescribe, envíe al programa actividad9fifocrea un mensaje para que éste lo visualice.</text:span></text:p>
      <text:p text:style-name="P25"><text:span text:style-name="T5">//actividad9fifocrea.c</text:span></text:p>
      <text:p text:style-name="P24"><text:span text:style-name="T4">#include &lt;stdio.h&gt;</text:span></text:p>
      <text:p text:style-name="P24"><text:span text:style-name="T4">#include &lt;stdlib.h&gt;</text:span></text:p>
      <text:p text:style-name="P24"><text:span text:style-name="T4">#include &lt;sys/types.h&gt;</text:span></text:p>
      <text:p text:style-name="P24"><text:span text:style-name="T4">#include &lt;sys/stat.h&gt;</text:span></text:p>
      <text:p text:style-name="P24"><text:span text:style-name="T4">#include &lt;fcntl.h&gt;</text:span></text:p>
      <text:p text:style-name="P24"><text:span text:style-name="T4">#include &lt;unistd.h&gt;</text:span></text:p>
      <text:p text:style-name="P27"/>
      <text:p text:style-name="P27"/>
      <text:p text:style-name="P24"><text:span text:style-name="T4">int main (void)</text:span></text:p>
      <text:p text:style-name="P24"><text:span text:style-name="T4">{</text:span></text:p>
      <text:p text:style-name="P24"><text:span text:style-name="T4"><text:tab/>int fp;</text:span></text:p>
      <text:p text:style-name="P24"><text:span text:style-name="T4"><text:tab/>int p, bytesleidos;</text:span></text:p>
      <text:p text:style-name="P24"><text:span text:style-name="T4"><text:tab/></text:span><text:span text:style-name="T1">char saludo[] = "Un saludo !!!!!\n", buffer [10];</text:span></text:p>
      <text:p text:style-name="P24"><text:span text:style-name="T1"><text:tab/>p=mknod("FIFO2", S_IFIFO|0666, 0); /// permiso de lectura y escritura</text:span></text:p>
      <text:p text:style-name="P24"><text:span text:style-name="T1"><text:tab/></text:span></text:p>
      <text:p text:style-name="P24"><text:span text:style-name="T1"><text:tab/>if (p== -1) {</text:span></text:p>
      <text:p text:style-name="P24"><text:span text:style-name="T1"><text:tab/><text:tab/>printf("Ha ocurrido un error.... \n"); // recuerda borrarlo la segunda vez...</text:span></text:p>
      <text:p text:style-name="P24"><text:span text:style-name="T1"><text:tab/><text:tab/></text:span><text:span text:style-name="T4">exit (0);</text:span></text:p>
      <text:p text:style-name="P24"><text:span text:style-name="T4"><text:tab/>}</text:span></text:p>
      <text:p text:style-name="P27"/>
      <text:p text:style-name="P24"><text:span text:style-name="T4"><text:tab/>while (1) {</text:span></text:p>
      <text:p text:style-name="P24"><text:span text:style-name="T4"><text:tab/><text:tab/>fp = open ("FIFO2", 0);</text:span></text:p>
      <text:p text:style-name="P24"><text:span text:style-name="T4"><text:tab/><text:tab/>bytesleidos = read(fp, buffer, 1);</text:span></text:p>
      <text:p text:style-name="P24"><text:span text:style-name="T4"><text:tab/><text:tab/></text:span><text:span text:style-name="T1">printf("Obteniendo información...\n"); </text:span></text:p>
      <text:p text:style-name="P24"><text:span text:style-name="T1"><text:tab/><text:tab/>while (bytesleidos != </text:span><text:span text:style-name="T4">0) {</text:span></text:p>
      <text:p text:style-name="P24"><text:span text:style-name="T4"><text:tab/><text:tab/><text:tab/>printf("%s", buffer);</text:span></text:p>
      <text:p text:style-name="P24"><text:span text:style-name="T4"><text:tab/><text:tab/><text:tab/>bytesleidos = read (fp, buffer, 1); // leo otro byte</text:span></text:p>
      <text:p text:style-name="P24"><text:span text:style-name="T4"><text:tab/>}</text:span></text:p>
      <text:p text:style-name="P24"><text:span text:style-name="T4"><text:tab/>close (fp);</text:span></text:p>
      <text:p text:style-name="P24"><text:span text:style-name="T4">}</text:span></text:p>
      <text:p text:style-name="P24"><text:span text:style-name="T4">return(0);</text:span></text:p>
      <text:p text:style-name="P24"><text:span text:style-name="T4">}</text:span></text:p>
      <text:p text:style-name="P20"/>
      <text:p text:style-name="P20"/>
      <text:p text:style-name="P20"/>
      <text:p text:style-name="P28"><text:span text:style-name="T5">//actividad9fifoescribe.c</text:span></text:p>
      <text:p text:style-name="P24"><text:span text:style-name="T4">#include &lt;stdio.h&gt;</text:span></text:p>
      <text:p text:style-name="P24"><text:span text:style-name="T4">#include &lt;stdlib.h&gt;</text:span></text:p>
      <text:p text:style-name="P24"><text:span text:style-name="T4">#include &lt;string.h&gt;</text:span></text:p>
      <text:p text:style-name="P24"><text:span text:style-name="T4">#include &lt;fcntl.h&gt;</text:span></text:p>
      <text:p text:style-name="P24"><text:span text:style-name="T4">#include &lt;unistd.h&gt;</text:span></text:p>
      <text:p text:style-name="P27"/>
      <text:p text:style-name="P27"/>
      <text:p text:style-name="P24"><text:span text:style-name="T4">int main (void)</text:span></text:p>
      <text:p text:style-name="P24"><text:span text:style-name="T4">{</text:span></text:p>
      <text:p text:style-name="P24"><text:span text:style-name="T4"><text:tab/>int fp;</text:span></text:p>
      <text:p text:style-name="P24"><text:span text:style-name="T4"><text:tab/>int p, bytesleidos;</text:span></text:p>
      <text:p text:style-name="P24"><text:span text:style-name="T4"><text:tab/></text:span><text:span text:style-name="T1">char saludo[] = "Un saludo !!!!!\n";</text:span></text:p>
      <text:p text:style-name="P24"><text:span text:style-name="T1"><text:tab/>fp = open ("FIFO2", 1); /// abrimos fifo con permiso de escritura</text:span></text:p>
      <text:p text:style-name="P24"><text:span text:style-name="T1"><text:tab/>if (fp == -1) {</text:span></text:p>
      <text:p text:style-name="P24"><text:span text:style-name="T1"><text:tab/><text:tab/>printf("Error al abrir el fichero... \n");</text:span></text:p>
      <text:p text:style-name="P24"><text:span text:style-name="T7"><text:s/></text:span><text:span text:style-name="T1"><text:tab/><text:tab/>exit (1);</text:span></text:p>
      <text:p text:style-name="P24"><text:span text:style-name="T1"><text:tab/>}</text:span></text:p>
      <text:p text:style-name="P24"><text:span text:style-name="T1"><text:tab/>printf("Mandando información al FIFO...\n");</text:span></text:p>
      <text:p text:style-name="P24"><text:span text:style-name="T1"><text:tab/></text:span><text:span text:style-name="T4">write (fp, saludo, sizeof(saludo)); <text:tab/></text:span></text:p>
      <text:p text:style-name="P24"><text:span text:style-name="T4"><text:tab/>close (fp);</text:span></text:p>
      <text:p text:style-name="P24"><text:span text:style-name="T4"><text:tab/>return(0);</text:span></text:p>
      <text:p text:style-name="P24"><text:span text:style-name="T4">}</text:span></text:p>
      <text:p text:style-name="P21"/>
      <text:p text:style-name="P4"><text:span text:style-name="T2">Resultado esperado:</text:span></text:p>
      <text:p text:style-name="P24"><text:span text:style-name="T1">$./actividad9fifocrea</text:span></text:p>
      <text:p text:style-name="P24"><text:span text:style-name="T1">Obteniendo información…Un saludo....</text:span></text:p>
      <text:p text:style-name="P24"><text:span text:style-name="T1">Obteniendo información…Un saludo....</text:span></text:p>
      <text:p text:style-name="P24"><text:span text:style-name="T1">Obteniendo información…Un saludo....</text:span></text:p>
      <text:p text:style-name="P26"/>
      <text:p text:style-name="P24"><text:span text:style-name="T1">$./actividad9fifoescribe</text:span></text:p>
      <text:p text:style-name="P24"><text:span text:style-name="T1">Mandando información al FIFO…</text:span></text:p>
      <text:p text:style-name="P24"><text:span text:style-name="T1">$./ actividad9fifoescribe</text:span></text:p>
      <text:p text:style-name="P24"><text:span text:style-name="T1">Mandando información al FIFO…</text:span></text:p>
      <text:p text:style-name="P24"><text:span text:style-name="T1">$./ actividad9fifoescribe</text:span></text:p>
      <text:p text:style-name="P24"><text:span text:style-name="T1">Mandando información al FIFO…</text:span></text:p>
      <text:p text:style-name="P5"/>
      <text:p text:style-name="P22"/>
      <text:p text:style-name="P7"><text:span text:style-name="T6">Solución:</text:span></text:p>
      <text:p text:style-name="P6"/>
      <text:p text:style-name="P6"><draw:frame draw:style-name="fr1" draw:name="Imagen1" text:anchor-type="char" svg:width="15cm" svg:height="1.415cm" draw:z-index="0"><draw:image xlink:href="Pictures/100000000000055600000081D17874CEA0736BC3.png" xlink:type="simple" xlink:show="embed" xlink:actuate="onLoad" loext:mime-type="image/png"/></draw:frame></text:p>
      <text:p text:style-name="P6"/>
      <text:p text:style-name="P4"><text:span text:style-name="T6">Resolución de problemas:</text:span></text:p>
      <text:p text:style-name="P15"/>
      <text:p text:style-name="P23">//actvidad9FIFOCrea.c</text:p>
      <text:p text:style-name="P23">#include &lt;stdio.h&gt;</text:p>
      <text:p text:style-name="P23">#include &lt;stdlib.h&gt;</text:p>
      <text:p text:style-name="P23">#include &lt;sys/types.h&gt;</text:p>
      <text:p text:style-name="P23">#include &lt;sys/stat.h&gt;</text:p>
      <text:p text:style-name="P23">#include &lt;fcntl.h&gt;</text:p>
      <text:p text:style-name="P23">#include &lt;unistd.h&gt;</text:p>
      <text:p text:style-name="P23"/>
      <text:p text:style-name="P23">int main (void)</text:p>
      <text:p text:style-name="P23">{</text:p>
      <text:p text:style-name="P23"><text:tab/>int fp;</text:p>
      <text:p text:style-name="P23"><text:tab/>int p, bytesleidos;</text:p>
      <text:p text:style-name="P23"><text:tab/>char buffer [10];</text:p>
      <text:p text:style-name="P23"/>
      <text:p text:style-name="P23"><text:tab/>p = mknod("FIFOej9", S_IFIFO|0666, 0); ///Creamos el fifo con permiso de lectura y escritura</text:p>
      <text:p text:style-name="P23"><text:tab/>if (p== -1) {//Comprobamos si se ha creado el fifo</text:p>
      <text:p text:style-name="P23"><text:tab/><text:tab/>//remove("FIFOej9");</text:p>
      <text:p text:style-name="P23"><text:tab/><text:tab/>printf("Tienes que eliminar el fifo");</text:p>
      <text:p text:style-name="P23"><text:tab/><text:tab/>exit(1);</text:p>
      <text:p text:style-name="P23"><text:tab/>}</text:p>
      <text:p text:style-name="P23"/>
      <text:p text:style-name="P23"><text:tab/>while (1) {//Bucle infinito</text:p>
      <text:p text:style-name="P23"><text:tab/><text:tab/>fp = open ("FIFOej9", 0);//Abrimos el fifo</text:p>
      <text:p text:style-name="P23"><text:soft-page-break/><text:tab/><text:tab/>bytesleidos = read(fp, buffer, 1);//Leemos el fifo</text:p>
      <text:p text:style-name="P23"><text:tab/><text:tab/>printf("Obteniendo información...\n"); </text:p>
      <text:p text:style-name="P23"><text:tab/><text:tab/>while (bytesleidos != 0) {//Mientras haya algo que leer</text:p>
      <text:p text:style-name="P23"><text:tab/><text:tab/><text:tab/>printf("%s", buffer);//Escribimos en pantalla lo que hemos lehido </text:p>
      <text:p text:style-name="P23"><text:tab/><text:tab/><text:tab/>bytesleidos = read (fp, buffer, 1); // leo otro byte del fifo</text:p>
      <text:p text:style-name="P23"><text:s text:c="8"/>}</text:p>
      <text:p text:style-name="P23"><text:s text:c="8"/>close (fp);//Cerramos el fifo</text:p>
      <text:p text:style-name="P23"><text:s text:c="4"/>}</text:p>
      <text:p text:style-name="P23"><text:s text:c="4"/>return(0);</text:p>
      <text:p text:style-name="P23">}</text:p>
      <text:p text:style-name="P23">//actividad9FIFOEscribe.c</text:p>
      <text:p text:style-name="P23">#include &lt;stdio.h&gt;</text:p>
      <text:p text:style-name="P23">#include &lt;stdlib.h&gt;</text:p>
      <text:p text:style-name="P23">#include &lt;string.h&gt;</text:p>
      <text:p text:style-name="P23">#include &lt;fcntl.h&gt;</text:p>
      <text:p text:style-name="P23">#include &lt;unistd.h&gt;</text:p>
      <text:p text:style-name="P23"/>
      <text:p text:style-name="P23">int main (void)</text:p>
      <text:p text:style-name="P23">{</text:p>
      <text:p text:style-name="P23"><text:tab/>int fp;</text:p>
      <text:p text:style-name="P23"><text:tab/>int p, bytesleidos;</text:p>
      <text:p text:style-name="P23"><text:tab/>char saludo[] = "Un saludo !!!!!\n";</text:p>
      <text:p text:style-name="P23"><text:tab/>fp = open ("FIFOej9", 1); /// abrimos fifo con permiso de escritura</text:p>
      <text:p text:style-name="P23"><text:tab/></text:p>
      <text:p text:style-name="P23"><text:tab/>if (fp == -1) {//Comprobamos si se ha abierto</text:p>
      <text:p text:style-name="P23"><text:tab/><text:tab/>printf("Error al abrir el fichero... \n");//Escribimos un mensaje de error</text:p>
      <text:p text:style-name="P23"><text:soft-page-break/><text:s/><text:tab/><text:tab/>exit (1);//terminamos</text:p>
      <text:p text:style-name="P23"><text:tab/>}</text:p>
      <text:p text:style-name="P23"><text:tab/>printf("Mandando información al FIFO...\n");</text:p>
      <text:p text:style-name="P23"><text:tab/>write (fp, saludo, sizeof(saludo));//Escribimos el mensaje en el fifo</text:p>
      <text:p text:style-name="P23"><text:tab/>close (fp);//Cerramos el fifo</text:p>
      <text:p text:style-name="P23"><text:tab/>return(0);</text:p>
      <text:p text:style-name="P23">}</text:p>
      <text:p text:style-name="P14"><text:span text:style-name="T3">REQUISITOS</text:span></text:p>
      <text:list xml:id="list107045266" text:style-name="WWNum1">
        <text:list-item>
          <text:p text:style-name="P16"><text:span text:style-name="T8">Entregar la solución de la actividad en un único archivo comprimido donde tendremos: </text:span></text:p>
          <text:list>
            <text:list-item>
              <text:p text:style-name="P18"><text:span text:style-name="T8">Un archivo de extensión .odt o .docx que contendrá</text:span></text:p>
              <text:list>
                <text:list-item>
                  <text:p text:style-name="P10"><text:span text:style-name="T8">Una copia del código del programa</text:span></text:p>
                </text:list-item>
                <text:list-item>
                  <text:p text:style-name="P10"><text:span text:style-name="T8">Una captura de pantalla del resultado de la ejecución del programa</text:span></text:p>
                </text:list-item>
              </text:list>
            </text:list-item>
            <text:list-item>
              <text:p text:style-name="P18"><text:span text:style-name="T8">El archivo con el código fuente de extensión .c</text:span></text:p>
            </text:list-item>
          </text:list>
        </text:list-item>
        <text:list-item>
          <text:p text:style-name="P17"><text:span text:style-name="T8">El único archivo con la solución contendrá el nombre original de la actividad, seguido de un guión bajo y del primer apellido del alumno.</text:span></text:p>
        </text:list-item>
      </text:list>
      <text:p text:style-name="P11"/>
      <text:p text:style-name="P12"><text:span text:style-name="T3">CRITERIOS DE CORRECCIÓN</text:span></text:p>
      <text:list xml:id="list1354892142" text:style-name="WWNum2">
        <text:list-item>
          <text:p text:style-name="P13"><text:span text:style-name="T8">Nivel de cumplimiento de los Requisitos (15%).</text:span></text:p>
        </text:list-item>
        <text:list-item>
          <text:p text:style-name="P13"><text:span text:style-name="T8">Correcto funcionamiento de los programas desarrollados en C (35%).</text:span></text:p>
        </text:list-item>
        <text:list-item>
          <text:p text:style-name="P13"><text:span text:style-name="T8">Ajuste a los resulta</text:span><text:bookmark text:name="_GoBack"/><text:span text:style-name="T8">dos esperados (35%).</text:span></text:p>
        </text:list-item>
        <text:list-item>
          <text:p text:style-name="P13"><text:span text:style-name="T8">Claridad del código C (15%).</text:span></text:p>
        </text:list-item>
        <text:list-item>
          <text:p text:style-name="P13"><text:span text:style-name="T8">Explicación detallada de cómo se han resuelto problemas que hayan podido surgir en la realización de la actividad (hasta un 15% adicional sobre la nota obtenida).</text:span></text:p>
        </text:list-item>
        <text:list-item>
          <text:p text:style-name="P13"><text:span text:style-name="T8">Avisos o errores de compilación (-15%).</text:span></text:p>
        </text:list-item>
        <text:list-item>
          <text:p text:style-name="P13"><text:span text:style-name="T8">Nivel de comentarios en el código fuente (-15%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D1 – PROGRAMACIÓN MULTIPROCESO<text:tab/><text:tab/>Módulo: PROS</text:span></text:p>
        <text:p text:style-name="Header"/>
      </style:header>
      <style:footer>
        <text:p text:style-name="MP2"><text:span text:style-name="MT1">Archivo: </text:span><text:span text:style-name="MT1"><text:file-name text:display="name-and-extension">1_ACTIVIDAD 9 (PIPES CON NOMBRE EN C)_V4.docx</text:file-name></text:span><text:span text:style-name="MT1"><text:tab/>Página </text:span><text:span text:style-name="MT1"><text:page-number text:select-page="current">6</text:page-number></text:span><text:span text:style-name="MT1"><text:s/>de </text:span><text:span text:style-name="MT1"><text:page-count>6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tziar Olabarrieta</meta:initial-creator>
    <meta:editing-cycles>6</meta:editing-cycles>
    <meta:creation-date>2021-09-21T20:08:00</meta:creation-date>
    <dc:date>2021-09-30T10:00:32.388685719</dc:date>
    <meta:editing-duration>PT23M32S</meta:editing-duration>
    <meta:generator>LibreOffice/6.4.7.2$Linux_X86_64 LibreOffice_project/40$Build-2</meta:generator>
    <meta:document-statistic meta:table-count="0" meta:image-count="1" meta:object-count="0" meta:page-count="6" meta:paragraph-count="136" meta:word-count="589" meta:character-count="4118" meta:non-whitespace-character-count="3558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